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6,020,850,0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4,979,190,0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4,191,430,0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3,438,240,0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2,593,470,0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1,990,960,0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1,386,150,0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0,283,780,0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8,447,920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7,601,620,0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7,986,890,0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7,011,750,0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5,999,890,0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4,698,000,0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,724,810,9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3,243,892,2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2,664,190,3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,282,533,6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1,784,927,7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1,284,197,0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0,936,669,9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0,221,705,9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,586,327,8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36:48.120182450</dc:date>
    <meta:editing-duration>PT1H29M5S</meta:editing-duration>
    <meta:editing-cycles>52</meta:editing-cycles>
    <meta:generator>LibreOffice/7.2.6.2$Linux_X86_64 LibreOffice_project/20$Build-2</meta:generator>
    <meta:document-statistic meta:table-count="1" meta:cell-count="48" meta:object-count="0"/>
  </office:meta>
</office:document-meta>
</file>